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F7F000001904DA53745.png" manifest:media-type="image/png"/>
  <manifest:file-entry manifest:full-path="Pictures/100002010000123B000002056A0866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style:font-name="Times New Roman" fo:font-size="11pt"/>
    </style:style>
    <style:style style:name="P2" style:family="paragraph" style:parent-style-name="Text_20_body">
      <style:paragraph-properties fo:margin-left="0.847cm" fo:margin-right="0cm" fo:text-indent="-0.847cm" style:auto-text-indent="false"/>
      <style:text-properties style:font-name="Times New Roman" fo:font-size="11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text-position="0% 100%" fo:font-style="normal" style:font-style-asian="normal" style:font-style-complex="normal"/>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style>
    <style:style style:name="T8" style:family="text">
      <style:text-properties style:text-position="0% 100%" fo:font-style="italic"/>
    </style:style>
    <style:style style:name="T9" style:family="text">
      <style:text-properties style:text-position="0% 100%" fo:font-style="italic" style:font-style-asian="italic" style:font-style-complex="italic"/>
    </style:style>
    <style:style style:name="T10" style:family="text">
      <style:text-properties fo:font-weight="bold"/>
    </style:style>
    <style:style style:name="T11" style:family="text">
      <style:text-properties fo:font-style="normal" style:font-style-asian="normal" style:font-style-complex="normal"/>
    </style:style>
    <style:style style:name="T12" style:family="text">
      <style:text-properties style:font-name="Symbol"/>
    </style:style>
    <style:style style:name="T13" style:family="text">
      <style:text-properties style:font-name="Times New Roman1"/>
    </style:style>
    <style:style style:name="T14" style:family="text">
      <style:text-properties style:text-position="super 58%"/>
    </style:style>
    <style:style style:name="T15" style:family="text">
      <style:text-properties style:font-name="Times New Roman4" fo:font-style="italic" style:font-name-asian="Times New Roman4" style:font-style-asian="italic" style:font-name-complex="Times New Roman4"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h text:style-name="Heading_20_1" text:outline-level="1">Acceleration of the pfsearch program to search PROSITE generalized profiles</text:h>
      <text:p text:style-name="Standard">Thierry Schuepbach, Marco Pagni, Alan Bridge, Lydie Bougueleret , Ioannis Xenarios, Lorenzo Cerutti</text:p>
      <text:p text:style-name="Standard"/>
      <text:h text:style-name="Heading_20_2" text:outline-level="2">Introduction</text:h>
      <text:p text:style-name="Standard">Functional annotation of new proteins is one of the most important tasks in the process of describing a new sequenced organism <text:s/>[<text:span text:style-name="T5">e.g.</text:span> in <text:reference-mark-start text:name="ADDIN CSL_CITATION {&quot;mendeley&quot;: {&quot;previouslyFormattedCitation&quot;: &quot;(Wurm &lt;i&gt;et al.&lt;/i&gt;, 2011)&quot;, &quot;manualFormatting&quot;: &quot;Wurm et al., (2011)&quot;}, &quot;citationItems&quot;: [{&quot;uris&quot;: [&quot;http://www.mendeley.com/documents/?uuid=41fb21e4-f814-4d9f-9497-d304fee57308&quot;], &quot;id&quot;: &quot;ITEM-1&quot;, &quot;itemData&quot;: {&quot;DOI&quot;: &quot;10.1073/pnas.1009690108&quot;, &quot;type&quot;: &quot;article-journal&quot;, &quot;author&quot;: [{&quot;given&quot;: &quot;Yannick&quot;, &quot;family&quot;: &quot;Wurm&quot;}, {&quot;given&quot;: &quot;John&quot;, &quot;family&quot;: &quot;Wang&quot;}, {&quot;given&quot;: &quot;Oksana&quot;, &quot;family&quot;: &quot;Riba-Grognuz&quot;}, {&quot;given&quot;: &quot;Miguel&quot;, &quot;family&quot;: &quot;Corona&quot;}, {&quot;given&quot;: &quot;Sanne&quot;, &quot;family&quot;: &quot;Nygaard&quot;}, {&quot;given&quot;: &quot;Brendan G&quot;, &quot;family&quot;: &quot;Hunt&quot;}, {&quot;given&quot;: &quot;Krista K&quot;, &quot;family&quot;: &quot;Ingram&quot;}, {&quot;given&quot;: &quot;Laurent&quot;, &quot;family&quot;: &quot;Falquet&quot;}, {&quot;given&quot;: &quot;Mingkwan&quot;, &quot;family&quot;: &quot;Nipitwattanaphon&quot;}, {&quot;given&quot;: &quot;Dietrich&quot;, &quot;family&quot;: &quot;Gotzek&quot;}, {&quot;given&quot;: &quot;Michiel B&quot;, &quot;family&quot;: &quot;Dijkstra&quot;}, {&quot;given&quot;: &quot;Jan&quot;, &quot;family&quot;: &quot;Oettler&quot;}, {&quot;given&quot;: &quot;Fabien&quot;, &quot;family&quot;: &quot;Comtesse&quot;}, {&quot;given&quot;: &quot;Cheng-Jen&quot;, &quot;family&quot;: &quot;Shih&quot;}, {&quot;given&quot;: &quot;Wen-Jer&quot;, &quot;family&quot;: &quot;Wu&quot;}, {&quot;given&quot;: &quot;Chin-Cheng&quot;, &quot;family&quot;: &quot;Yang&quot;}, {&quot;given&quot;: &quot;Jerome&quot;, &quot;family&quot;: &quot;Thomas&quot;}, {&quot;given&quot;: &quot;Emmanuel&quot;, &quot;family&quot;: &quot;Beaudoing&quot;}, {&quot;given&quot;: &quot;Sylvain&quot;, &quot;family&quot;: &quot;Pradervand&quot;}, {&quot;given&quot;: &quot;Volker&quot;, &quot;family&quot;: &quot;Flegel&quot;}, {&quot;given&quot;: &quot;Erin D&quot;, &quot;family&quot;: &quot;Cook&quot;}, {&quot;given&quot;: &quot;Roberto&quot;, &quot;family&quot;: &quot;Fabbretti&quot;}, {&quot;given&quot;: &quot;Heinz&quot;, &quot;family&quot;: &quot;Stockinger&quot;}, {&quot;given&quot;: &quot;Li&quot;, &quot;family&quot;: &quot;Long&quot;}, {&quot;given&quot;: &quot;William G&quot;, &quot;family&quot;: &quot;Farmerie&quot;}, {&quot;given&quot;: &quot;Jane&quot;, &quot;family&quot;: &quot;Oakey&quot;}, {&quot;given&quot;: &quot;Jacobus J&quot;, &quot;family&quot;: &quot;Boomsma&quot;}, {&quot;given&quot;: &quot;Pekka&quot;, &quot;family&quot;: &quot;Pamilo&quot;}, {&quot;given&quot;: &quot;Soojin V&quot;, &quot;family&quot;: &quot;Yi&quot;}, {&quot;given&quot;: &quot;J\u00fcrgen&quot;, &quot;family&quot;: &quot;Heinze&quot;}, {&quot;given&quot;: &quot;Michael A D&quot;, &quot;family&quot;: &quot;Goodisman&quot;}, {&quot;given&quot;: &quot;Laurent&quot;, &quot;family&quot;: &quot;Farinelli&quot;}, {&quot;given&quot;: &quot;Keith&quot;, &quot;family&quot;: &quot;Harshman&quot;}, {&quot;given&quot;: &quot;Nicolas&quot;, &quot;family&quot;: &quot;Hulo&quot;}, {&quot;given&quot;: &quot;Lorenzo&quot;, &quot;family&quot;: &quot;Cerutti&quot;}, {&quot;given&quot;: &quot;Ioannis&quot;, &quot;family&quot;: &quot;Xenarios&quot;}, {&quot;given&quot;: &quot;Dewayne&quot;, &quot;family&quot;: &quot;Shoemaker&quot;}, {&quot;given&quot;: &quot;Laurent&quot;, &quot;family&quot;: &quot;Keller&quot;}], &quot;issued&quot;: {&quot;date-parts&quot;: [[&quot;2011&quot;, &quot;4&quot;, &quot;5&quot;]]}, &quot;abstract&quot;: &quot;Ants have evolved very complex societies and are key ecosystem members. Some ants, such as the fire ant Solenopsis invicta, are also major pests. Here, we present a draft genome of S. invicta, assembled from Roche 454 and Illumina sequencing reads obtained from a focal haploid male and his brothers. We used comparative genomic methods to obtain insight into the unique features of the S. invicta genome. For example, we found that this genome harbors four adjacent copies of vitellogenin. A phylogenetic analysis revealed that an ancestral vitellogenin gene first underwent a duplication that was followed by possibly independent duplications of each of the daughter vitellogenins. The vitellogenin genes have undergone subfunctionalization with queen- and worker-specific expression, possibly reflecting differential selection acting on the queen and worker castes. Additionally, we identified more than 400 putative olfactory receptors of which at least 297 are intact. This represents the largest repertoire reported so far in insects. S. invicta also harbors an expansion of a specific family of lipid-processing genes, two putative orthologs to the transformer/feminizer sex differentiation gene, a functional DNA methylation system, and a single putative telomerase ortholog. EST data indicate that this S. invicta telomerase ortholog has at least four spliceforms that differ in their use of two sets of mutually exclusive exons. Some of these and other unique aspects of the fire ant genome are likely linked to the complex social behavior of this species.&quot;, &quot;title&quot;: &quot;The genome of the fire ant Solenopsis invicta.&quot;, &quot;page&quot;: &quot;5679-84&quot;, &quot;volume&quot;: &quot;108&quot;, &quot;container-title&quot;: &quot;Proceedings of the National Academy of Sciences of the United States of America&quot;, &quot;issue&quot;: &quot;14&quot;, &quot;id&quot;: &quot;ITEM-1&quot;}}], &quot;properties&quot;: {&quot;noteIndex&quot;: 0}, &quot;schema&quot;: &quot;https://github.com/citation-style-language/schema/raw/master/csl-citation.json&quot;} RND7dAk1Waxy4"/><text:span text:style-name="T7">Wurm et al., (2011)</text:span><text:reference-mark-end text:name="ADDIN CSL_CITATION {&quot;mendeley&quot;: {&quot;previouslyFormattedCitation&quot;: &quot;(Wurm &lt;i&gt;et al.&lt;/i&gt;, 2011)&quot;, &quot;manualFormatting&quot;: &quot;Wurm et al., (2011)&quot;}, &quot;citationItems&quot;: [{&quot;uris&quot;: [&quot;http://www.mendeley.com/documents/?uuid=41fb21e4-f814-4d9f-9497-d304fee57308&quot;], &quot;id&quot;: &quot;ITEM-1&quot;, &quot;itemData&quot;: {&quot;DOI&quot;: &quot;10.1073/pnas.1009690108&quot;, &quot;type&quot;: &quot;article-journal&quot;, &quot;author&quot;: [{&quot;given&quot;: &quot;Yannick&quot;, &quot;family&quot;: &quot;Wurm&quot;}, {&quot;given&quot;: &quot;John&quot;, &quot;family&quot;: &quot;Wang&quot;}, {&quot;given&quot;: &quot;Oksana&quot;, &quot;family&quot;: &quot;Riba-Grognuz&quot;}, {&quot;given&quot;: &quot;Miguel&quot;, &quot;family&quot;: &quot;Corona&quot;}, {&quot;given&quot;: &quot;Sanne&quot;, &quot;family&quot;: &quot;Nygaard&quot;}, {&quot;given&quot;: &quot;Brendan G&quot;, &quot;family&quot;: &quot;Hunt&quot;}, {&quot;given&quot;: &quot;Krista K&quot;, &quot;family&quot;: &quot;Ingram&quot;}, {&quot;given&quot;: &quot;Laurent&quot;, &quot;family&quot;: &quot;Falquet&quot;}, {&quot;given&quot;: &quot;Mingkwan&quot;, &quot;family&quot;: &quot;Nipitwattanaphon&quot;}, {&quot;given&quot;: &quot;Dietrich&quot;, &quot;family&quot;: &quot;Gotzek&quot;}, {&quot;given&quot;: &quot;Michiel B&quot;, &quot;family&quot;: &quot;Dijkstra&quot;}, {&quot;given&quot;: &quot;Jan&quot;, &quot;family&quot;: &quot;Oettler&quot;}, {&quot;given&quot;: &quot;Fabien&quot;, &quot;family&quot;: &quot;Comtesse&quot;}, {&quot;given&quot;: &quot;Cheng-Jen&quot;, &quot;family&quot;: &quot;Shih&quot;}, {&quot;given&quot;: &quot;Wen-Jer&quot;, &quot;family&quot;: &quot;Wu&quot;}, {&quot;given&quot;: &quot;Chin-Cheng&quot;, &quot;family&quot;: &quot;Yang&quot;}, {&quot;given&quot;: &quot;Jerome&quot;, &quot;family&quot;: &quot;Thomas&quot;}, {&quot;given&quot;: &quot;Emmanuel&quot;, &quot;family&quot;: &quot;Beaudoing&quot;}, {&quot;given&quot;: &quot;Sylvain&quot;, &quot;family&quot;: &quot;Pradervand&quot;}, {&quot;given&quot;: &quot;Volker&quot;, &quot;family&quot;: &quot;Flegel&quot;}, {&quot;given&quot;: &quot;Erin D&quot;, &quot;family&quot;: &quot;Cook&quot;}, {&quot;given&quot;: &quot;Roberto&quot;, &quot;family&quot;: &quot;Fabbretti&quot;}, {&quot;given&quot;: &quot;Heinz&quot;, &quot;family&quot;: &quot;Stockinger&quot;}, {&quot;given&quot;: &quot;Li&quot;, &quot;family&quot;: &quot;Long&quot;}, {&quot;given&quot;: &quot;William G&quot;, &quot;family&quot;: &quot;Farmerie&quot;}, {&quot;given&quot;: &quot;Jane&quot;, &quot;family&quot;: &quot;Oakey&quot;}, {&quot;given&quot;: &quot;Jacobus J&quot;, &quot;family&quot;: &quot;Boomsma&quot;}, {&quot;given&quot;: &quot;Pekka&quot;, &quot;family&quot;: &quot;Pamilo&quot;}, {&quot;given&quot;: &quot;Soojin V&quot;, &quot;family&quot;: &quot;Yi&quot;}, {&quot;given&quot;: &quot;J\u00fcrgen&quot;, &quot;family&quot;: &quot;Heinze&quot;}, {&quot;given&quot;: &quot;Michael A D&quot;, &quot;family&quot;: &quot;Goodisman&quot;}, {&quot;given&quot;: &quot;Laurent&quot;, &quot;family&quot;: &quot;Farinelli&quot;}, {&quot;given&quot;: &quot;Keith&quot;, &quot;family&quot;: &quot;Harshman&quot;}, {&quot;given&quot;: &quot;Nicolas&quot;, &quot;family&quot;: &quot;Hulo&quot;}, {&quot;given&quot;: &quot;Lorenzo&quot;, &quot;family&quot;: &quot;Cerutti&quot;}, {&quot;given&quot;: &quot;Ioannis&quot;, &quot;family&quot;: &quot;Xenarios&quot;}, {&quot;given&quot;: &quot;Dewayne&quot;, &quot;family&quot;: &quot;Shoemaker&quot;}, {&quot;given&quot;: &quot;Laurent&quot;, &quot;family&quot;: &quot;Keller&quot;}], &quot;issued&quot;: {&quot;date-parts&quot;: [[&quot;2011&quot;, &quot;4&quot;, &quot;5&quot;]]}, &quot;abstract&quot;: &quot;Ants have evolved very complex societies and are key ecosystem members. Some ants, such as the fire ant Solenopsis invicta, are also major pests. Here, we present a draft genome of S. invicta, assembled from Roche 454 and Illumina sequencing reads obtained from a focal haploid male and his brothers. We used comparative genomic methods to obtain insight into the unique features of the S. invicta genome. For example, we found that this genome harbors four adjacent copies of vitellogenin. A phylogenetic analysis revealed that an ancestral vitellogenin gene first underwent a duplication that was followed by possibly independent duplications of each of the daughter vitellogenins. The vitellogenin genes have undergone subfunctionalization with queen- and worker-specific expression, possibly reflecting differential selection acting on the queen and worker castes. Additionally, we identified more than 400 putative olfactory receptors of which at least 297 are intact. This represents the largest repertoire reported so far in insects. S. invicta also harbors an expansion of a specific family of lipid-processing genes, two putative orthologs to the transformer/feminizer sex differentiation gene, a functional DNA methylation system, and a single putative telomerase ortholog. EST data indicate that this S. invicta telomerase ortholog has at least four spliceforms that differ in their use of two sets of mutually exclusive exons. Some of these and other unique aspects of the fire ant genome are likely linked to the complex social behavior of this species.&quot;, &quot;title&quot;: &quot;The genome of the fire ant Solenopsis invicta.&quot;, &quot;page&quot;: &quot;5679-84&quot;, &quot;volume&quot;: &quot;108&quot;, &quot;container-title&quot;: &quot;Proceedings of the National Academy of Sciences of the United States of America&quot;, &quot;issue&quot;: &quot;14&quot;, &quot;id&quot;: &quot;ITEM-1&quot;}}], &quot;properties&quot;: {&quot;noteIndex&quot;: 0}, &quot;schema&quot;: &quot;https://github.com/citation-style-language/schema/raw/master/csl-citation.json&quot;} RND7dAk1Waxy4"/>⁠]. Sequence homology methods are commonly used to infer the function of a protein from well annotated templates. Among sequence homology methods, profile techniques have been widely and successfully used to annotate new sequences since they can detect more subtle homologies than standard pairwise techniques and usually produce better alignments to the template sequences, allowing the transfer of annotation at both the protein and the residue level.</text:p>
      <text:p text:style-name="Standard">PROSITE generalized profiles combined with rules and patterns are very efficient for domain detection and functional annotation <text:reference-mark-start text:name="ADDIN CSL_CITATION {&quot;mendeley&quot;: {&quot;previouslyFormattedCitation&quot;: &quot;(Sigrist &lt;i&gt;et al.&lt;/i&gt;, 2010)&quot;}, &quot;citationItems&quot;: [{&quot;uris&quot;: [&quot;http://www.mendeley.com/documents/?uuid=7c3fd1e2-dcea-4d0f-ba93-404755552bfe&quot;], &quot;id&quot;: &quot;ITEM-1&quot;, &quot;itemData&quot;: {&quot;DOI&quot;: &quot;10.1093/nar/gkp885&quot;, &quot;type&quot;: &quot;article-journal&quot;, &quot;author&quot;: [{&quot;given&quot;: &quot;Christian J A&quot;, &quot;family&quot;: &quot;Sigrist&quot;}, {&quot;given&quot;: &quot;Lorenzo&quot;, &quot;family&quot;: &quot;Cerutti&quot;}, {&quot;given&quot;: &quot;Edouard&quot;, &quot;family&quot;: &quot;de Castro&quot;}, {&quot;given&quot;: &quot;Petra S&quot;, &quot;family&quot;: &quot;Langendijk-Genevaux&quot;}, {&quot;given&quot;: &quot;Virginie&quot;, &quot;family&quot;: &quot;Bulliard&quot;}, {&quot;given&quot;: &quot;Amos&quot;, &quot;family&quot;: &quot;Bairoch&quot;}, {&quot;given&quot;: &quot;Nicolas&quot;, &quot;family&quot;: &quot;Hulo&quot;}], &quot;issued&quot;: {&quot;date-parts&quot;: [[&quot;2010&quot;, &quot;1&quot;]]}, &quot;abstract&quot;: &quot;PROSITE consists of documentation entries describing protein domains, families and functional sites, as well as associated patterns and profiles to identify them. It is complemented by ProRule, a collection of rules based on profiles and patterns, which increases the discriminatory power of these profiles and patterns by providing additional information about functionally and/or structurally critical amino acids. PROSITE is largely used for the annotation of domain features of UniProtKB/Swiss-Prot entries. Among the 983 (DNA-binding) domains, repeats and zinc fingers present in Swiss-Prot (release 57.8 of 22 September 2009), 696 ( approximately 70%) are annotated with PROSITE descriptors using information from ProRule. In order to allow better functional characterization of domains, PROSITE developments focus on subfamily specific profiles and a new profile building method giving more weight to functionally important residues. Here, we describe AMSA, an annotated multiple sequence alignment format used to build a new generation of generalized profiles, the migration of ScanProsite to Vital-IT, a cluster of 633 CPUs, and the adoption of the Distributed Annotation System (DAS) to facilitate PROSITE data integration and interchange with other sources. The latest version of PROSITE (release 20.54, of 22 September 2009) contains 1308 patterns, 863 profiles and 869 ProRules. PROSITE is accessible at: http://www.expasy.org/prosite/.&quot;, &quot;title&quot;: &quot;PROSITE, a protein domain database for functional characterization and annotation.&quot;, &quot;page&quot;: &quot;D161-6&quot;, &quot;volume&quot;: &quot;38&quot;, &quot;container-title&quot;: &quot;Nucleic acids research&quot;, &quot;issue&quot;: &quot;Database issue&quot;, &quot;id&quot;: &quot;ITEM-1&quot;}}], &quot;properties&quot;: {&quot;noteIndex&quot;: 0}, &quot;schema&quot;: &quot;https://github.com/citation-style-language/schema/raw/master/csl-citation.json&quot;} RND9axwq7ra5q"/><text:span text:style-name="T7">(Sigrist </text:span><text:span text:style-name="T8">et al.</text:span><text:span text:style-name="T7">, 2010)</text:span><text:reference-mark-end text:name="ADDIN CSL_CITATION {&quot;mendeley&quot;: {&quot;previouslyFormattedCitation&quot;: &quot;(Sigrist &lt;i&gt;et al.&lt;/i&gt;, 2010)&quot;}, &quot;citationItems&quot;: [{&quot;uris&quot;: [&quot;http://www.mendeley.com/documents/?uuid=7c3fd1e2-dcea-4d0f-ba93-404755552bfe&quot;], &quot;id&quot;: &quot;ITEM-1&quot;, &quot;itemData&quot;: {&quot;DOI&quot;: &quot;10.1093/nar/gkp885&quot;, &quot;type&quot;: &quot;article-journal&quot;, &quot;author&quot;: [{&quot;given&quot;: &quot;Christian J A&quot;, &quot;family&quot;: &quot;Sigrist&quot;}, {&quot;given&quot;: &quot;Lorenzo&quot;, &quot;family&quot;: &quot;Cerutti&quot;}, {&quot;given&quot;: &quot;Edouard&quot;, &quot;family&quot;: &quot;de Castro&quot;}, {&quot;given&quot;: &quot;Petra S&quot;, &quot;family&quot;: &quot;Langendijk-Genevaux&quot;}, {&quot;given&quot;: &quot;Virginie&quot;, &quot;family&quot;: &quot;Bulliard&quot;}, {&quot;given&quot;: &quot;Amos&quot;, &quot;family&quot;: &quot;Bairoch&quot;}, {&quot;given&quot;: &quot;Nicolas&quot;, &quot;family&quot;: &quot;Hulo&quot;}], &quot;issued&quot;: {&quot;date-parts&quot;: [[&quot;2010&quot;, &quot;1&quot;]]}, &quot;abstract&quot;: &quot;PROSITE consists of documentation entries describing protein domains, families and functional sites, as well as associated patterns and profiles to identify them. It is complemented by ProRule, a collection of rules based on profiles and patterns, which increases the discriminatory power of these profiles and patterns by providing additional information about functionally and/or structurally critical amino acids. PROSITE is largely used for the annotation of domain features of UniProtKB/Swiss-Prot entries. Among the 983 (DNA-binding) domains, repeats and zinc fingers present in Swiss-Prot (release 57.8 of 22 September 2009), 696 ( approximately 70%) are annotated with PROSITE descriptors using information from ProRule. In order to allow better functional characterization of domains, PROSITE developments focus on subfamily specific profiles and a new profile building method giving more weight to functionally important residues. Here, we describe AMSA, an annotated multiple sequence alignment format used to build a new generation of generalized profiles, the migration of ScanProsite to Vital-IT, a cluster of 633 CPUs, and the adoption of the Distributed Annotation System (DAS) to facilitate PROSITE data integration and interchange with other sources. The latest version of PROSITE (release 20.54, of 22 September 2009) contains 1308 patterns, 863 profiles and 869 ProRules. PROSITE is accessible at: http://www.expasy.org/prosite/.&quot;, &quot;title&quot;: &quot;PROSITE, a protein domain database for functional characterization and annotation.&quot;, &quot;page&quot;: &quot;D161-6&quot;, &quot;volume&quot;: &quot;38&quot;, &quot;container-title&quot;: &quot;Nucleic acids research&quot;, &quot;issue&quot;: &quot;Database issue&quot;, &quot;id&quot;: &quot;ITEM-1&quot;}}], &quot;properties&quot;: {&quot;noteIndex&quot;: 0}, &quot;schema&quot;: &quot;https://github.com/citation-style-language/schema/raw/master/csl-citation.json&quot;} RND9axwq7ra5q"/>⁠ thanks to both the quality of annotation attached to the models that can be transferred to new sequences and the quality of the manually built profile models.</text:p>
      <text:p text:style-name="Standard">Profile methods need to be fast to keep pace with the daily increase of sequences produced using the new sequencing techniques and many efforts focus in the development of fast and efficient code <text:reference-mark-start text:name="ADDIN CSL_CITATION {&quot;mendeley&quot;: {&quot;previouslyFormattedCitation&quot;: &quot;(Eddy, 2011)&quot;, &quot;manualFormatting&quot;: &quot;(Eddy, 2011; &quot;}, &quot;citationItems&quot;: [{&quot;uris&quot;: [&quot;http://www.mendeley.com/documents/?uuid=d8d57a0e-3cd0-499d-8989-bc6fc181b982&quot;], &quot;id&quot;: &quot;ITEM-1&quot;, &quot;itemData&quot;: {&quot;volume&quot;: &quot;7&quot;, &quot;DOI&quot;: &quot;10.1371/journal.pcbi.1002195&quot;, &quot;type&quot;: &quot;article-journal&quot;, &quot;author&quot;: [{&quot;given&quot;: &quot;S. R.&quot;, &quot;family&quot;: &quot;Eddy&quot;}], &quot;issued&quot;: {&quot;date-parts&quot;: [[&quot;2011&quot;, &quot;10&quot;, &quot;20&quot;]]}, &quot;abstract&quot;: &quot;Profile hidden Markov models (profile HMMs) and probabilistic inference methods have made important contributions to the theory of sequence database homology search. However, practical use of profile HMM methods has been hindered by the computational expense of existing software implementations. Here I describe an acceleration heuristic for profile HMMs, the \&quot;multiple segment Viterbi\&quot; (MSV) algorithm. The MSV algorithm computes an optimal sum of multiple ungapped local alignment segments using a striped vector-parallel approach previously described for fast Smith/Waterman alignment. MSV scores follow the same statistical distribution as gapped optimal local alignment scores, allowing rapid evaluation of significance of an MSV score and thus facilitating its use as a heuristic filter. I also describe a 20-fold acceleration of the standard profile HMM Forward/Backward algorithms using a method I call \&quot;sparse rescaling\&quot;. These methods are assembled in a pipeline in which high-scoring MSV hits are passed on for reanalysis with the full HMM Forward/Backward algorithm. This accelerated pipeline is implemented in the freely available HMMER3 software package. Performance benchmarks show that the use of the heuristic MSV filter sacrifices negligible sensitivity compared to unaccelerated profile HMM searches. HMMER3 is substantially more sensitive and 100- to 1000-fold faster than HMMER2. HMMER3 is now about as fast as BLAST for protein searches.&quot;, &quot;title&quot;: &quot;Accelerated Profile HMM Searches&quot;, &quot;page&quot;: &quot;e1002195&quot;, &quot;note&quot;: &quot;\n        From Duplicate 2 ( \n        \n          Accelerated Profile HMM Searches\n        \n         - Eddy, S. R. )\n\n        \n        \n\n        From Duplicate 1 ( \n        \n        \n          Accelerated Profile HMM Searches\n        \n        \n         - Eddy, Sean R. )\n\n        \n        \n\n        \n\n        \n\n        From Duplicate 2 ( \n        \n        \n          Accelerated profile HMM searches\n        \n        \n         - Eddy, Sean R )\n\n        \n        \n\n        \n\n        \n\n        \n\n        \n\n      &quot;, &quot;editor&quot;: [{&quot;given&quot;: &quot;William R.&quot;, &quot;family&quot;: &quot;Pearson&quot;}], &quot;container-title&quot;: &quot;PLoS Computational Biology&quot;, &quot;issue&quot;: &quot;10&quot;, &quot;id&quot;: &quot;ITEM-1&quot;}}], &quot;properties&quot;: {&quot;noteIndex&quot;: 0}, &quot;schema&quot;: &quot;https://github.com/citation-style-language/schema/raw/master/csl-citation.json&quot;} RNDoBXYc2xxFf"/>(Eddy, 2011; <text:reference-mark-end text:name="ADDIN CSL_CITATION {&quot;mendeley&quot;: {&quot;previouslyFormattedCitation&quot;: &quot;(Eddy, 2011)&quot;, &quot;manualFormatting&quot;: &quot;(Eddy, 2011; &quot;}, &quot;citationItems&quot;: [{&quot;uris&quot;: [&quot;http://www.mendeley.com/documents/?uuid=d8d57a0e-3cd0-499d-8989-bc6fc181b982&quot;], &quot;id&quot;: &quot;ITEM-1&quot;, &quot;itemData&quot;: {&quot;volume&quot;: &quot;7&quot;, &quot;DOI&quot;: &quot;10.1371/journal.pcbi.1002195&quot;, &quot;type&quot;: &quot;article-journal&quot;, &quot;author&quot;: [{&quot;given&quot;: &quot;S. R.&quot;, &quot;family&quot;: &quot;Eddy&quot;}], &quot;issued&quot;: {&quot;date-parts&quot;: [[&quot;2011&quot;, &quot;10&quot;, &quot;20&quot;]]}, &quot;abstract&quot;: &quot;Profile hidden Markov models (profile HMMs) and probabilistic inference methods have made important contributions to the theory of sequence database homology search. However, practical use of profile HMM methods has been hindered by the computational expense of existing software implementations. Here I describe an acceleration heuristic for profile HMMs, the \&quot;multiple segment Viterbi\&quot; (MSV) algorithm. The MSV algorithm computes an optimal sum of multiple ungapped local alignment segments using a striped vector-parallel approach previously described for fast Smith/Waterman alignment. MSV scores follow the same statistical distribution as gapped optimal local alignment scores, allowing rapid evaluation of significance of an MSV score and thus facilitating its use as a heuristic filter. I also describe a 20-fold acceleration of the standard profile HMM Forward/Backward algorithms using a method I call \&quot;sparse rescaling\&quot;. These methods are assembled in a pipeline in which high-scoring MSV hits are passed on for reanalysis with the full HMM Forward/Backward algorithm. This accelerated pipeline is implemented in the freely available HMMER3 software package. Performance benchmarks show that the use of the heuristic MSV filter sacrifices negligible sensitivity compared to unaccelerated profile HMM searches. HMMER3 is substantially more sensitive and 100- to 1000-fold faster than HMMER2. HMMER3 is now about as fast as BLAST for protein searches.&quot;, &quot;title&quot;: &quot;Accelerated Profile HMM Searches&quot;, &quot;page&quot;: &quot;e1002195&quot;, &quot;note&quot;: &quot;\n        From Duplicate 2 ( \n        \n          Accelerated Profile HMM Searches\n        \n         - Eddy, S. R. )\n\n        \n        \n\n        From Duplicate 1 ( \n        \n        \n          Accelerated Profile HMM Searches\n        \n        \n         - Eddy, Sean R. )\n\n        \n        \n\n        \n\n        \n\n        From Duplicate 2 ( \n        \n        \n          Accelerated profile HMM searches\n        \n        \n         - Eddy, Sean R )\n\n        \n        \n\n        \n\n        \n\n        \n\n        \n\n      &quot;, &quot;editor&quot;: [{&quot;given&quot;: &quot;William R.&quot;, &quot;family&quot;: &quot;Pearson&quot;}], &quot;container-title&quot;: &quot;PLoS Computational Biology&quot;, &quot;issue&quot;: &quot;10&quot;, &quot;id&quot;: &quot;ITEM-1&quot;}}], &quot;properties&quot;: {&quot;noteIndex&quot;: 0}, &quot;schema&quot;: &quot;https://github.com/citation-style-language/schema/raw/master/csl-citation.json&quot;} RNDoBXYc2xxFf"/><text:reference-mark-start text:name="ADDIN CSL_CITATION {&quot;mendeley&quot;: {&quot;previouslyFormattedCitation&quot;: &quot;(Remmert &lt;i&gt;et al.&lt;/i&gt;, 2011)&quot;, &quot;manualFormatting&quot;: &quot;Remmert et al., 2011)&quot;}, &quot;citationItems&quot;: [{&quot;uris&quot;: [&quot;http://www.mendeley.com/documents/?uuid=916c28d6-02d2-4e7a-9bf0-7c1904fa36aa&quot;], &quot;id&quot;: &quot;ITEM-1&quot;, &quot;itemData&quot;: {&quot;volume&quot;: &quot;9&quot;, &quot;DOI&quot;: &quot;10.1038/nmeth.1818&quot;, &quot;type&quot;: &quot;article-journal&quot;, &quot;author&quot;: [{&quot;given&quot;: &quot;Michael&quot;, &quot;family&quot;: &quot;Remmert&quot;}, {&quot;given&quot;: &quot;Andreas&quot;, &quot;family&quot;: &quot;Biegert&quot;}, {&quot;given&quot;: &quot;Andreas&quot;, &quot;family&quot;: &quot;Hauser&quot;}, {&quot;given&quot;: &quot;Johannes&quot;, &quot;family&quot;: &quot;S\u00f6ding&quot;}], &quot;issued&quot;: {&quot;date-parts&quot;: [[&quot;2011&quot;, &quot;12&quot;, &quot;25&quot;]]}, &quot;abstract&quot;: &quot;Sequence-based protein function and structure prediction depends crucially on sequence-search sensitivity and accuracy of the resulting sequence alignments. We present an open-source, general-purpose tool that represents both query and database sequences by profile hidden Markov models (HMMs): 'HMM-HMM-based lightning-fast iterative sequence search' (HHblits; http://toolkit.genzentrum.lmu.de/hhblits/). Compared to the sequence-search tool PSI-BLAST, HHblits is faster owing to its discretized-profile prefilter, has 50-100% higher sensitivity and generates more accurate alignments.&quot;, &quot;title&quot;: &quot;HHblits: lightning-fast iterative protein sequence searching by HMM-HMM alignment&quot;, &quot;page&quot;: &quot;173-5&quot;, &quot;note&quot;: &quot;\n        From Duplicate 1 ( \n        \n          HHblits: lightning-fast iterative protein sequence searching by HMM-HMM alignment\n        \n         - Remmert, Michael; Biegert, Andreas; Hauser, Andreas; S\u00f6ding, Johannes )\n\n        \n        \n\n        From Duplicate 1 ( \n        \n        \n          HHblits: lightning-fast iterative protein sequence searching by HMM-HMM alignment\n        \n        \n         - Remmert, Michael; Biegert, Andreas; Hauser, Andreas; S\u00f6ding, Johannes )\n\n        \n        \n\n        \n\n        \n\n        \n\n        \n\n        From Duplicate 2 ( \n        \n          HHblits: lightning-fast iterative protein sequence searching by HMM-HMM alignment.\n        \n         - Remmert, Michael; Biegert, Andreas; Hauser, Andreas; S\u00f6ding, Johannes )\n\n        \n        \n\n        \n\n        \n\n      &quot;, &quot;container-title&quot;: &quot;Nature Methods&quot;, &quot;issue&quot;: &quot;decembeR&quot;, &quot;id&quot;: &quot;ITEM-1&quot;}}], &quot;properties&quot;: {&quot;noteIndex&quot;: 0}, &quot;schema&quot;: &quot;https://github.com/citation-style-language/schema/raw/master/csl-citation.json&quot;} RNDIMIS7KziHx"/><text:span text:style-name="T7">Remmert et al., 2011)</text:span><text:reference-mark-end text:name="ADDIN CSL_CITATION {&quot;mendeley&quot;: {&quot;previouslyFormattedCitation&quot;: &quot;(Remmert &lt;i&gt;et al.&lt;/i&gt;, 2011)&quot;, &quot;manualFormatting&quot;: &quot;Remmert et al., 2011)&quot;}, &quot;citationItems&quot;: [{&quot;uris&quot;: [&quot;http://www.mendeley.com/documents/?uuid=916c28d6-02d2-4e7a-9bf0-7c1904fa36aa&quot;], &quot;id&quot;: &quot;ITEM-1&quot;, &quot;itemData&quot;: {&quot;volume&quot;: &quot;9&quot;, &quot;DOI&quot;: &quot;10.1038/nmeth.1818&quot;, &quot;type&quot;: &quot;article-journal&quot;, &quot;author&quot;: [{&quot;given&quot;: &quot;Michael&quot;, &quot;family&quot;: &quot;Remmert&quot;}, {&quot;given&quot;: &quot;Andreas&quot;, &quot;family&quot;: &quot;Biegert&quot;}, {&quot;given&quot;: &quot;Andreas&quot;, &quot;family&quot;: &quot;Hauser&quot;}, {&quot;given&quot;: &quot;Johannes&quot;, &quot;family&quot;: &quot;S\u00f6ding&quot;}], &quot;issued&quot;: {&quot;date-parts&quot;: [[&quot;2011&quot;, &quot;12&quot;, &quot;25&quot;]]}, &quot;abstract&quot;: &quot;Sequence-based protein function and structure prediction depends crucially on sequence-search sensitivity and accuracy of the resulting sequence alignments. We present an open-source, general-purpose tool that represents both query and database sequences by profile hidden Markov models (HMMs): 'HMM-HMM-based lightning-fast iterative sequence search' (HHblits; http://toolkit.genzentrum.lmu.de/hhblits/). Compared to the sequence-search tool PSI-BLAST, HHblits is faster owing to its discretized-profile prefilter, has 50-100% higher sensitivity and generates more accurate alignments.&quot;, &quot;title&quot;: &quot;HHblits: lightning-fast iterative protein sequence searching by HMM-HMM alignment&quot;, &quot;page&quot;: &quot;173-5&quot;, &quot;note&quot;: &quot;\n        From Duplicate 1 ( \n        \n          HHblits: lightning-fast iterative protein sequence searching by HMM-HMM alignment\n        \n         - Remmert, Michael; Biegert, Andreas; Hauser, Andreas; S\u00f6ding, Johannes )\n\n        \n        \n\n        From Duplicate 1 ( \n        \n        \n          HHblits: lightning-fast iterative protein sequence searching by HMM-HMM alignment\n        \n        \n         - Remmert, Michael; Biegert, Andreas; Hauser, Andreas; S\u00f6ding, Johannes )\n\n        \n        \n\n        \n\n        \n\n        \n\n        \n\n        From Duplicate 2 ( \n        \n          HHblits: lightning-fast iterative protein sequence searching by HMM-HMM alignment.\n        \n         - Remmert, Michael; Biegert, Andreas; Hauser, Andreas; S\u00f6ding, Johannes )\n\n        \n        \n\n        \n\n        \n\n      &quot;, &quot;container-title&quot;: &quot;Nature Methods&quot;, &quot;issue&quot;: &quot;decembeR&quot;, &quot;id&quot;: &quot;ITEM-1&quot;}}], &quot;properties&quot;: {&quot;noteIndex&quot;: 0}, &quot;schema&quot;: &quot;https://github.com/citation-style-language/schema/raw/master/csl-citation.json&quot;} RNDIMIS7KziHx"/>⁠. In this manuscript we describe the implementation of a simple heuristic and the code optimization and parallelization of the <text:span text:style-name="T5">pfsearch</text:span> program used to search sequence databases with generalized profiles. On a modern x86 computer (dual hyperthreaded quad-core) we measure an increase of speed of 2 orders of magnitude higher than the original search algorithm without losing the benefits and flexibility of the PROSITE generalized profiles.</text:p>
      <text:p text:style-name="Standard"/>
      <text:h text:style-name="Heading_20_2" text:outline-level="2">Heuristics and calibration<text:tab/></text:h>
      <text:p text:style-name="Standard">A major reduction of the execution time to search a sequence database with a profile can be achieved by introducing an heuristic-filter step to rapidly select candidates to pass to the more CPU-expensive search and alignment core algorithms, similarly to what has be done for PSI-BLAST <text:reference-mark-start text:name="ADDIN CSL_CITATION {&quot;mendeley&quot;: {&quot;previouslyFormattedCitation&quot;: &quot;(Altschul &lt;i&gt;et al.&lt;/i&gt;, 1997)&quot;}, &quot;citationItems&quot;: [{&quot;uris&quot;: [&quot;http://www.mendeley.com/documents/?uuid=c6ab36ee-338f-4140-a4c7-301e9961591b&quot;], &quot;id&quot;: &quot;ITEM-1&quot;, &quot;itemData&quot;: {&quot;type&quot;: &quot;article-journal&quot;, &quot;author&quot;: [{&quot;given&quot;: &quot;S F&quot;, &quot;family&quot;: &quot;Altschul&quot;}, {&quot;given&quot;: &quot;T L&quot;, &quot;family&quot;: &quot;Madden&quot;}, {&quot;given&quot;: &quot;A A&quot;, &quot;family&quot;: &quot;Sch\u00e4ffer&quot;}, {&quot;given&quot;: &quot;J&quot;, &quot;family&quot;: &quot;Zhang&quot;}, {&quot;given&quot;: &quot;Z&quot;, &quot;family&quot;: &quot;Zhang&quot;}, {&quot;given&quot;: &quot;W&quot;, &quot;family&quot;: &quot;Miller&quot;}, {&quot;given&quot;: &quot;D J&quot;, &quot;family&quot;: &quot;Lipman&quot;}], &quot;issued&quot;: {&quot;date-parts&quot;: [[&quot;1997&quot;, &quot;9&quot;, &quot;1&quot;]]}, &quot;abstract&quot;: &quot;The BLAST programs are widely used tools for searching protein and DNA databases for sequence similarities. For protein comparisons, a variety of definitional, algorithmic and statistical refinements described here permits the execution time of the BLAST programs to be decreased substantially while enhancing their sensitivity to weak similarities. A new criterion for triggering the extension of word hits, combined with a new heuristic for generating gapped alignments, yields a gapped BLAST program that runs at approximately three times the speed of the original. In addition, a method is introduced for automatically combining statistically significant alignments produced by BLAST into a position-specific score matrix, and searching the database using this matrix. The resulting Position-Specific Iterated BLAST (PSI-BLAST) program runs at approximately the same speed per iteration as gapped BLAST, but in many cases is much more sensitive to weak but biologically relevant sequence similarities. PSI-BLAST is used to uncover several new and interesting members of the BRCT superfamily.&quot;, &quot;title&quot;: &quot;Gapped BLAST and PSI-BLAST: a new generation of protein database search programs.&quot;, &quot;page&quot;: &quot;3389-402&quot;, &quot;volume&quot;: &quot;25&quot;, &quot;container-title&quot;: &quot;Nucleic acids research&quot;, &quot;issue&quot;: &quot;17&quot;, &quot;id&quot;: &quot;ITEM-1&quot;}}], &quot;properties&quot;: {&quot;noteIndex&quot;: 0}, &quot;schema&quot;: &quot;https://github.com/citation-style-language/schema/raw/master/csl-citation.json&quot;} RNDmQYkMOrEyx"/><text:span text:style-name="T7">(Altschul </text:span><text:span text:style-name="T8">et al.</text:span><text:span text:style-name="T7">, 1997)</text:span><text:reference-mark-end text:name="ADDIN CSL_CITATION {&quot;mendeley&quot;: {&quot;previouslyFormattedCitation&quot;: &quot;(Altschul &lt;i&gt;et al.&lt;/i&gt;, 1997)&quot;}, &quot;citationItems&quot;: [{&quot;uris&quot;: [&quot;http://www.mendeley.com/documents/?uuid=c6ab36ee-338f-4140-a4c7-301e9961591b&quot;], &quot;id&quot;: &quot;ITEM-1&quot;, &quot;itemData&quot;: {&quot;type&quot;: &quot;article-journal&quot;, &quot;author&quot;: [{&quot;given&quot;: &quot;S F&quot;, &quot;family&quot;: &quot;Altschul&quot;}, {&quot;given&quot;: &quot;T L&quot;, &quot;family&quot;: &quot;Madden&quot;}, {&quot;given&quot;: &quot;A A&quot;, &quot;family&quot;: &quot;Sch\u00e4ffer&quot;}, {&quot;given&quot;: &quot;J&quot;, &quot;family&quot;: &quot;Zhang&quot;}, {&quot;given&quot;: &quot;Z&quot;, &quot;family&quot;: &quot;Zhang&quot;}, {&quot;given&quot;: &quot;W&quot;, &quot;family&quot;: &quot;Miller&quot;}, {&quot;given&quot;: &quot;D J&quot;, &quot;family&quot;: &quot;Lipman&quot;}], &quot;issued&quot;: {&quot;date-parts&quot;: [[&quot;1997&quot;, &quot;9&quot;, &quot;1&quot;]]}, &quot;abstract&quot;: &quot;The BLAST programs are widely used tools for searching protein and DNA databases for sequence similarities. For protein comparisons, a variety of definitional, algorithmic and statistical refinements described here permits the execution time of the BLAST programs to be decreased substantially while enhancing their sensitivity to weak similarities. A new criterion for triggering the extension of word hits, combined with a new heuristic for generating gapped alignments, yields a gapped BLAST program that runs at approximately three times the speed of the original. In addition, a method is introduced for automatically combining statistically significant alignments produced by BLAST into a position-specific score matrix, and searching the database using this matrix. The resulting Position-Specific Iterated BLAST (PSI-BLAST) program runs at approximately the same speed per iteration as gapped BLAST, but in many cases is much more sensitive to weak but biologically relevant sequence similarities. PSI-BLAST is used to uncover several new and interesting members of the BRCT superfamily.&quot;, &quot;title&quot;: &quot;Gapped BLAST and PSI-BLAST: a new generation of protein database search programs.&quot;, &quot;page&quot;: &quot;3389-402&quot;, &quot;volume&quot;: &quot;25&quot;, &quot;container-title&quot;: &quot;Nucleic acids research&quot;, &quot;issue&quot;: &quot;17&quot;, &quot;id&quot;: &quot;ITEM-1&quot;}}], &quot;properties&quot;: {&quot;noteIndex&quot;: 0}, &quot;schema&quot;: &quot;https://github.com/citation-style-language/schema/raw/master/csl-citation.json&quot;} RNDmQYkMOrEyx"/><text:span text:style-name="T7">⁠ </text:span>and HMMER3 <text:reference-mark-start text:name="ADDIN CSL_CITATION {&quot;mendeley&quot;: {&quot;previouslyFormattedCitation&quot;: &quot;(Eddy, 2011)&quot;}, &quot;citationItems&quot;: [{&quot;uris&quot;: [&quot;http://www.mendeley.com/documents/?uuid=d8d57a0e-3cd0-499d-8989-bc6fc181b982&quot;], &quot;id&quot;: &quot;ITEM-1&quot;, &quot;itemData&quot;: {&quot;volume&quot;: &quot;7&quot;, &quot;DOI&quot;: &quot;10.1371/journal.pcbi.1002195&quot;, &quot;type&quot;: &quot;article-journal&quot;, &quot;author&quot;: [{&quot;given&quot;: &quot;S. R.&quot;, &quot;family&quot;: &quot;Eddy&quot;}], &quot;issued&quot;: {&quot;date-parts&quot;: [[&quot;2011&quot;, &quot;10&quot;, &quot;20&quot;]]}, &quot;abstract&quot;: &quot;Profile hidden Markov models (profile HMMs) and probabilistic inference methods have made important contributions to the theory of sequence database homology search. However, practical use of profile HMM methods has been hindered by the computational expense of existing software implementations. Here I describe an acceleration heuristic for profile HMMs, the \&quot;multiple segment Viterbi\&quot; (MSV) algorithm. The MSV algorithm computes an optimal sum of multiple ungapped local alignment segments using a striped vector-parallel approach previously described for fast Smith/Waterman alignment. MSV scores follow the same statistical distribution as gapped optimal local alignment scores, allowing rapid evaluation of significance of an MSV score and thus facilitating its use as a heuristic filter. I also describe a 20-fold acceleration of the standard profile HMM Forward/Backward algorithms using a method I call \&quot;sparse rescaling\&quot;. These methods are assembled in a pipeline in which high-scoring MSV hits are passed on for reanalysis with the full HMM Forward/Backward algorithm. This accelerated pipeline is implemented in the freely available HMMER3 software package. Performance benchmarks show that the use of the heuristic MSV filter sacrifices negligible sensitivity compared to unaccelerated profile HMM searches. HMMER3 is substantially more sensitive and 100- to 1000-fold faster than HMMER2. HMMER3 is now about as fast as BLAST for protein searches.&quot;, &quot;title&quot;: &quot;Accelerated Profile HMM Searches&quot;, &quot;page&quot;: &quot;e1002195&quot;, &quot;note&quot;: &quot;\n        From Duplicate 2 ( \n        \n          Accelerated Profile HMM Searches\n        \n         - Eddy, S. R. )\n\n        \n        \n\n        From Duplicate 1 ( \n        \n        \n          Accelerated Profile HMM Searches\n        \n        \n         - Eddy, Sean R. )\n\n        \n        \n\n        \n\n        \n\n        From Duplicate 2 ( \n        \n        \n          Accelerated profile HMM searches\n        \n        \n         - Eddy, Sean R )\n\n        \n        \n\n        \n\n        \n\n        \n\n        \n\n      &quot;, &quot;editor&quot;: [{&quot;given&quot;: &quot;William R.&quot;, &quot;family&quot;: &quot;Pearson&quot;}], &quot;container-title&quot;: &quot;PLoS Computational Biology&quot;, &quot;issue&quot;: &quot;10&quot;, &quot;id&quot;: &quot;ITEM-1&quot;}}], &quot;properties&quot;: {&quot;noteIndex&quot;: 0}, &quot;schema&quot;: &quot;https://github.com/citation-style-language/schema/raw/master/csl-citation.json&quot;} RND4m8cLkeIiu"/><text:span text:style-name="T7">(Eddy, 2011)</text:span><text:reference-mark-end text:name="ADDIN CSL_CITATION {&quot;mendeley&quot;: {&quot;previouslyFormattedCitation&quot;: &quot;(Eddy, 2011)&quot;}, &quot;citationItems&quot;: [{&quot;uris&quot;: [&quot;http://www.mendeley.com/documents/?uuid=d8d57a0e-3cd0-499d-8989-bc6fc181b982&quot;], &quot;id&quot;: &quot;ITEM-1&quot;, &quot;itemData&quot;: {&quot;volume&quot;: &quot;7&quot;, &quot;DOI&quot;: &quot;10.1371/journal.pcbi.1002195&quot;, &quot;type&quot;: &quot;article-journal&quot;, &quot;author&quot;: [{&quot;given&quot;: &quot;S. R.&quot;, &quot;family&quot;: &quot;Eddy&quot;}], &quot;issued&quot;: {&quot;date-parts&quot;: [[&quot;2011&quot;, &quot;10&quot;, &quot;20&quot;]]}, &quot;abstract&quot;: &quot;Profile hidden Markov models (profile HMMs) and probabilistic inference methods have made important contributions to the theory of sequence database homology search. However, practical use of profile HMM methods has been hindered by the computational expense of existing software implementations. Here I describe an acceleration heuristic for profile HMMs, the \&quot;multiple segment Viterbi\&quot; (MSV) algorithm. The MSV algorithm computes an optimal sum of multiple ungapped local alignment segments using a striped vector-parallel approach previously described for fast Smith/Waterman alignment. MSV scores follow the same statistical distribution as gapped optimal local alignment scores, allowing rapid evaluation of significance of an MSV score and thus facilitating its use as a heuristic filter. I also describe a 20-fold acceleration of the standard profile HMM Forward/Backward algorithms using a method I call \&quot;sparse rescaling\&quot;. These methods are assembled in a pipeline in which high-scoring MSV hits are passed on for reanalysis with the full HMM Forward/Backward algorithm. This accelerated pipeline is implemented in the freely available HMMER3 software package. Performance benchmarks show that the use of the heuristic MSV filter sacrifices negligible sensitivity compared to unaccelerated profile HMM searches. HMMER3 is substantially more sensitive and 100- to 1000-fold faster than HMMER2. HMMER3 is now about as fast as BLAST for protein searches.&quot;, &quot;title&quot;: &quot;Accelerated Profile HMM Searches&quot;, &quot;page&quot;: &quot;e1002195&quot;, &quot;note&quot;: &quot;\n        From Duplicate 2 ( \n        \n          Accelerated Profile HMM Searches\n        \n         - Eddy, S. R. )\n\n        \n        \n\n        From Duplicate 1 ( \n        \n        \n          Accelerated Profile HMM Searches\n        \n        \n         - Eddy, Sean R. )\n\n        \n        \n\n        \n\n        \n\n        From Duplicate 2 ( \n        \n        \n          Accelerated profile HMM searches\n        \n        \n         - Eddy, Sean R )\n\n        \n        \n\n        \n\n        \n\n        \n\n        \n\n      &quot;, &quot;editor&quot;: [{&quot;given&quot;: &quot;William R.&quot;, &quot;family&quot;: &quot;Pearson&quot;}], &quot;container-title&quot;: &quot;PLoS Computational Biology&quot;, &quot;issue&quot;: &quot;10&quot;, &quot;id&quot;: &quot;ITEM-1&quot;}}], &quot;properties&quot;: {&quot;noteIndex&quot;: 0}, &quot;schema&quot;: &quot;https://github.com/citation-style-language/schema/raw/master/csl-citation.json&quot;} RND4m8cLkeIiu"/>⁠. Although the heuristic step doesn't guarantee to find the maximum scoring regions, thus some true positive matches may be lost, the gain in speed is essential to deal with the accelerating accumulation of new sequences via next generation sequencing technologies. </text:p>
      <text:p text:style-name="Standard">We implemented a simple heuristic, named <text:span text:style-name="T5">prfh</text:span><text:span text:style-name="T11">,</text:span> to score maximal matching diagonals between the profile and the sequence without considering gap penalties neither the order of the match diagonals. For each position <text:span text:style-name="T5">i </text:span>of the profile<text:span text:style-name="T5"> </text:span><text:span text:style-name="T11">and</text:span><text:span text:style-name="T5"> </text:span><text:span text:style-name="T11">for each position </text:span><text:span text:style-name="T5">j </text:span><text:span text:style-name="T11">of the sequence </text:span><text:span text:style-name="T11">we define a score </text:span><text:span text:style-name="T5">S(i,j)</text:span><text:span text:style-name="T11">:</text:span></text:p>
      <text:p text:style-name="P3"/>
      <text:p text:style-name="Standard"><draw:frame draw:style-name="fr1" draw:name="graphics2" text:anchor-type="paragraph" svg:width="9.878cm" svg:height="1.094cm" draw:z-index="0"><draw:image xlink:href="Pictures/100002010000123B000002056A08663F.png" xlink:type="simple" xlink:show="embed" xlink:actuate="onLoad"/></draw:frame></text:p>
      <text:p text:style-name="Standard"><text:s/></text:p>
      <text:p text:style-name="Standard"/>
      <text:p text:style-name="Standard"><text:soft-page-break/>where <text:span text:style-name="T5">P(i,a</text:span><text:span text:style-name="T6">j</text:span><text:span text:style-name="T9">)</text:span> is the score read at position <text:span text:style-name="T5">i </text:span><text:span text:style-name="T11">of</text:span> the profile matrix table for residue <text:span text:style-name="T5">a</text:span><text:span text:style-name="T6">j</text:span> observed at position <text:span text:style-name="T5">j</text:span> of the sequence. Boundary scores <text:span text:style-name="T5">S(i,0)</text:span> and <text:span text:style-name="T5">S(0,j)</text:span> are set to 0. Equation (1) is similar to the standard Smith-Waterman algorithm <text:reference-mark-start text:name="ADDIN CSL_CITATION {&quot;mendeley&quot;: {&quot;previouslyFormattedCitation&quot;: &quot;(Smith and Waterman, 1981)&quot;}, &quot;citationItems&quot;: [{&quot;uris&quot;: [&quot;http://www.mendeley.com/documents/?uuid=f6c9d07c-1223-4955-9040-276f689cfbd4&quot;], &quot;id&quot;: &quot;ITEM-1&quot;, &quot;itemData&quot;: {&quot;type&quot;: &quot;article-journal&quot;, &quot;author&quot;: [{&quot;given&quot;: &quot;T F&quot;, &quot;family&quot;: &quot;Smith&quot;}, {&quot;given&quot;: &quot;M S&quot;, &quot;family&quot;: &quot;Waterman&quot;}], &quot;issued&quot;: {&quot;date-parts&quot;: [[&quot;1981&quot;, &quot;3&quot;, &quot;25&quot;]]}, &quot;title&quot;: &quot;Identification of common molecular subsequences.&quot;, &quot;page&quot;: &quot;195-7&quot;, &quot;volume&quot;: &quot;147&quot;, &quot;container-title&quot;: &quot;Journal of molecular biology&quot;, &quot;issue&quot;: &quot;1&quot;, &quot;id&quot;: &quot;ITEM-1&quot;}}], &quot;properties&quot;: {&quot;noteIndex&quot;: 0}, &quot;schema&quot;: &quot;https://github.com/citation-style-language/schema/raw/master/csl-citation.json&quot;} RNDx0GGTOaS6r"/><text:span text:style-name="T7">(Smith and Waterman, 1981)</text:span><text:reference-mark-end text:name="ADDIN CSL_CITATION {&quot;mendeley&quot;: {&quot;previouslyFormattedCitation&quot;: &quot;(Smith and Waterman, 1981)&quot;}, &quot;citationItems&quot;: [{&quot;uris&quot;: [&quot;http://www.mendeley.com/documents/?uuid=f6c9d07c-1223-4955-9040-276f689cfbd4&quot;], &quot;id&quot;: &quot;ITEM-1&quot;, &quot;itemData&quot;: {&quot;type&quot;: &quot;article-journal&quot;, &quot;author&quot;: [{&quot;given&quot;: &quot;T F&quot;, &quot;family&quot;: &quot;Smith&quot;}, {&quot;given&quot;: &quot;M S&quot;, &quot;family&quot;: &quot;Waterman&quot;}], &quot;issued&quot;: {&quot;date-parts&quot;: [[&quot;1981&quot;, &quot;3&quot;, &quot;25&quot;]]}, &quot;title&quot;: &quot;Identification of common molecular subsequences.&quot;, &quot;page&quot;: &quot;195-7&quot;, &quot;volume&quot;: &quot;147&quot;, &quot;container-title&quot;: &quot;Journal of molecular biology&quot;, &quot;issue&quot;: &quot;1&quot;, &quot;id&quot;: &quot;ITEM-1&quot;}}], &quot;properties&quot;: {&quot;noteIndex&quot;: 0}, &quot;schema&quot;: &quot;https://github.com/citation-style-language/schema/raw/master/csl-citation.json&quot;} RNDx0GGTOaS6r"/>⁠ without considering gaps<text:span text:style-name="T11">. Successively only the maximal scoring diagonal </text:span><text:span text:style-name="T5">S(i,j)</text:span><text:span text:style-name="T11"> is kept for a given position </text:span><text:span text:style-name="T5">j</text:span><text:span text:style-name="T11"> of the sequence [the maximization part of equation (2)]. <text:s/>Finally, all the maxima are summed to form the final heuristic score</text:span></text:p>
      <text:p text:style-name="P4"/>
      <text:p text:style-name="Standard"><draw:frame draw:style-name="fr1" draw:name="graphics1" text:anchor-type="paragraph" svg:width="8.396cm" svg:height="0.847cm" draw:z-index="1"><draw:image xlink:href="Pictures/1000020100000F7F000001904DA53745.png" xlink:type="simple" xlink:show="embed" xlink:actuate="onLoad"/></draw:frame></text:p>
      <text:p text:style-name="Standard"/>
      <text:p text:style-name="Standard">Note that given equation (2) we only need to store the single row vector <text:span text:style-name="T5">S(i-1,</text:span><text:span text:style-name="T15">•</text:span><text:span text:style-name="T5">) </text:span>of matrix <text:span text:style-name="T5">S(i,j) </text:span><text:span text:style-name="T11">and update it directly as we proceed on the sequence position </text:span><text:span text:style-name="T5">j</text:span><text:span text:style-name="T11"> of equation (2), which can be easily vectorized using modern CPU instructions.</text:span></text:p>
      <text:p text:style-name="Standard">For most of the PROSITE profiles, the <text:span text:style-name="T5">H</text:span><text:span text:style-name="T6">score</text:span><text:span text:style-name="T5"> </text:span><text:span text:style-name="T11">distribution</text:span> linearly correlates with the score distribution obtained using the standard <text:span text:style-name="T5">pfsearch</text:span> scoring algorithm (average coefficient of determination R<text:span text:style-name="T14">2</text:span><text:span text:style-name="T7"> = 0.9)</text:span>. By determining the parameters of this correlation we can fix the heuristic cutoffs relatively to the standard score cutoffs read from the calibrated PROSITE profile <text:reference-mark-start text:name="ADDIN CSL_CITATION {&quot;mendeley&quot;: {&quot;previouslyFormattedCitation&quot;: &quot;(Sigrist &lt;i&gt;et al.&lt;/i&gt;, 2002)&quot;}, &quot;citationItems&quot;: [{&quot;uris&quot;: [&quot;http://www.mendeley.com/documents/?uuid=74aa124c-b3f4-4174-858d-81821613ba0f&quot;], &quot;id&quot;: &quot;ITEM-1&quot;, &quot;itemData&quot;: {&quot;type&quot;: &quot;article-journal&quot;, &quot;author&quot;: [{&quot;given&quot;: &quot;Christian J A&quot;, &quot;family&quot;: &quot;Sigrist&quot;}, {&quot;given&quot;: &quot;Lorenzo&quot;, &quot;family&quot;: &quot;Cerutti&quot;}, {&quot;given&quot;: &quot;Nicolas&quot;, &quot;family&quot;: &quot;Hulo&quot;}, {&quot;given&quot;: &quot;Alexandre&quot;, &quot;family&quot;: &quot;Gattiker&quot;}, {&quot;given&quot;: &quot;Laurent&quot;, &quot;family&quot;: &quot;Falquet&quot;}, {&quot;given&quot;: &quot;Marco&quot;, &quot;family&quot;: &quot;Pagni&quot;}, {&quot;given&quot;: &quot;Amos&quot;, &quot;family&quot;: &quot;Bairoch&quot;}, {&quot;given&quot;: &quot;Philipp&quot;, &quot;family&quot;: &quot;Bucher&quot;}], &quot;issued&quot;: {&quot;date-parts&quot;: [[&quot;2002&quot;, &quot;9&quot;]]}, &quot;abstract&quot;: &quot;Among the various databases dedicated to the identification of protein families and domains, PROSITE is the first one created and has continuously evolved since. PROSITE currently consists of a large collection of biologically meaningful motifs that are described as patterns or profiles, and linked to documentation briefly describing the protein family or domain they are designed to detect. The close relationship of PROSITE with the SWISS-PROT protein database allows the evaluation of the sensitivity and specificity of the PROSITE motifs and their periodic reviewing. In return, PROSITE is used to help annotate SWISS-PROT entries. The main characteristics and the techniques of family and domain identification used by PROSITE are reviewed in this paper.&quot;, &quot;title&quot;: &quot;PROSITE: a documented database using patterns and profiles as motif descriptors.&quot;, &quot;page&quot;: &quot;265-74&quot;, &quot;volume&quot;: &quot;3&quot;, &quot;container-title&quot;: &quot;Briefings in bioinformatics&quot;, &quot;issue&quot;: &quot;3&quot;, &quot;id&quot;: &quot;ITEM-1&quot;}}], &quot;properties&quot;: {&quot;noteIndex&quot;: 0}, &quot;schema&quot;: &quot;https://github.com/citation-style-language/schema/raw/master/csl-citation.json&quot;} RNDPtIyeeMWtK"/><text:span text:style-name="T7">(Sigrist </text:span><text:span text:style-name="T8">et al.</text:span><text:span text:style-name="T7">, 2002)</text:span><text:reference-mark-end text:name="ADDIN CSL_CITATION {&quot;mendeley&quot;: {&quot;previouslyFormattedCitation&quot;: &quot;(Sigrist &lt;i&gt;et al.&lt;/i&gt;, 2002)&quot;}, &quot;citationItems&quot;: [{&quot;uris&quot;: [&quot;http://www.mendeley.com/documents/?uuid=74aa124c-b3f4-4174-858d-81821613ba0f&quot;], &quot;id&quot;: &quot;ITEM-1&quot;, &quot;itemData&quot;: {&quot;type&quot;: &quot;article-journal&quot;, &quot;author&quot;: [{&quot;given&quot;: &quot;Christian J A&quot;, &quot;family&quot;: &quot;Sigrist&quot;}, {&quot;given&quot;: &quot;Lorenzo&quot;, &quot;family&quot;: &quot;Cerutti&quot;}, {&quot;given&quot;: &quot;Nicolas&quot;, &quot;family&quot;: &quot;Hulo&quot;}, {&quot;given&quot;: &quot;Alexandre&quot;, &quot;family&quot;: &quot;Gattiker&quot;}, {&quot;given&quot;: &quot;Laurent&quot;, &quot;family&quot;: &quot;Falquet&quot;}, {&quot;given&quot;: &quot;Marco&quot;, &quot;family&quot;: &quot;Pagni&quot;}, {&quot;given&quot;: &quot;Amos&quot;, &quot;family&quot;: &quot;Bairoch&quot;}, {&quot;given&quot;: &quot;Philipp&quot;, &quot;family&quot;: &quot;Bucher&quot;}], &quot;issued&quot;: {&quot;date-parts&quot;: [[&quot;2002&quot;, &quot;9&quot;]]}, &quot;abstract&quot;: &quot;Among the various databases dedicated to the identification of protein families and domains, PROSITE is the first one created and has continuously evolved since. PROSITE currently consists of a large collection of biologically meaningful motifs that are described as patterns or profiles, and linked to documentation briefly describing the protein family or domain they are designed to detect. The close relationship of PROSITE with the SWISS-PROT protein database allows the evaluation of the sensitivity and specificity of the PROSITE motifs and their periodic reviewing. In return, PROSITE is used to help annotate SWISS-PROT entries. The main characteristics and the techniques of family and domain identification used by PROSITE are reviewed in this paper.&quot;, &quot;title&quot;: &quot;PROSITE: a documented database using patterns and profiles as motif descriptors.&quot;, &quot;page&quot;: &quot;265-74&quot;, &quot;volume&quot;: &quot;3&quot;, &quot;container-title&quot;: &quot;Briefings in bioinformatics&quot;, &quot;issue&quot;: &quot;3&quot;, &quot;id&quot;: &quot;ITEM-1&quot;}}], &quot;properties&quot;: {&quot;noteIndex&quot;: 0}, &quot;schema&quot;: &quot;https://github.com/citation-style-language/schema/raw/master/csl-citation.json&quot;} RNDPtIyeeMWtK"/>⁠. Thus, we can directly fix the heuristic score cutoff based on the type of search we want to perform: strict, with a standard profile normalized score cutoff usually set at 8.5, or more exploratory with usually a normalized cutoff score set at 6.5 <text:reference-mark-start text:name="ADDIN CSL_CITATION {&quot;mendeley&quot;: {&quot;previouslyFormattedCitation&quot;: &quot;(M Pagni and Jongeneel, 2001)&quot;}, &quot;citationItems&quot;: [{&quot;uris&quot;: [&quot;http://www.mendeley.com/documents/?uuid=8f0df330-bdcc-4e6e-a204-b9a4991c40d4&quot;], &quot;id&quot;: &quot;ITEM-1&quot;, &quot;itemData&quot;: {&quot;type&quot;: &quot;article-journal&quot;, &quot;author&quot;: [{&quot;given&quot;: &quot;M&quot;, &quot;family&quot;: &quot;Pagni&quot;}, {&quot;given&quot;: &quot;C V&quot;, &quot;family&quot;: &quot;Jongeneel&quot;}], &quot;issued&quot;: {&quot;date-parts&quot;: [[&quot;2001&quot;, &quot;3&quot;]]}, &quot;abstract&quot;: &quot;The search for similarity between two biological sequences lies at the core of many applications in bioinformatics. This paper aims to highlight a few of the principles that should be kept in mind when evaluating the statistical significance of alignments between sequences. The extreme value distribution is first introduced, which in most cases describes the distribution of alignment scores between a query and a database. The effects of the similarity matrix and gap penalty values on the score distribution are then examined, and it is shown that the alignment statistics can undergo an abrupt phase transition. A few types of random sequence databases used in the estimation of statistical significance are presented, and the statistics employed by the BLAST, FASTA and PRSS programs are compared. Finally the different strategies used to assess the statistical significance of the matches produced by profiles and hidden Markov models are presented.&quot;, &quot;title&quot;: &quot;Making sense of score statistics for sequence alignments.&quot;, &quot;page&quot;: &quot;51-67&quot;, &quot;volume&quot;: &quot;2&quot;, &quot;container-title&quot;: &quot;Briefings in bioinformatics&quot;, &quot;issue&quot;: &quot;1&quot;, &quot;id&quot;: &quot;ITEM-1&quot;}}], &quot;properties&quot;: {&quot;noteIndex&quot;: 0}, &quot;schema&quot;: &quot;https://github.com/citation-style-language/schema/raw/master/csl-citation.json&quot;} RNDTy6caSNFk5"/><text:span text:style-name="T7">(Pagni and Jongeneel, 2001)</text:span><text:reference-mark-end text:name="ADDIN CSL_CITATION {&quot;mendeley&quot;: {&quot;previouslyFormattedCitation&quot;: &quot;(M Pagni and Jongeneel, 2001)&quot;}, &quot;citationItems&quot;: [{&quot;uris&quot;: [&quot;http://www.mendeley.com/documents/?uuid=8f0df330-bdcc-4e6e-a204-b9a4991c40d4&quot;], &quot;id&quot;: &quot;ITEM-1&quot;, &quot;itemData&quot;: {&quot;type&quot;: &quot;article-journal&quot;, &quot;author&quot;: [{&quot;given&quot;: &quot;M&quot;, &quot;family&quot;: &quot;Pagni&quot;}, {&quot;given&quot;: &quot;C V&quot;, &quot;family&quot;: &quot;Jongeneel&quot;}], &quot;issued&quot;: {&quot;date-parts&quot;: [[&quot;2001&quot;, &quot;3&quot;]]}, &quot;abstract&quot;: &quot;The search for similarity between two biological sequences lies at the core of many applications in bioinformatics. This paper aims to highlight a few of the principles that should be kept in mind when evaluating the statistical significance of alignments between sequences. The extreme value distribution is first introduced, which in most cases describes the distribution of alignment scores between a query and a database. The effects of the similarity matrix and gap penalty values on the score distribution are then examined, and it is shown that the alignment statistics can undergo an abrupt phase transition. A few types of random sequence databases used in the estimation of statistical significance are presented, and the statistics employed by the BLAST, FASTA and PRSS programs are compared. Finally the different strategies used to assess the statistical significance of the matches produced by profiles and hidden Markov models are presented.&quot;, &quot;title&quot;: &quot;Making sense of score statistics for sequence alignments.&quot;, &quot;page&quot;: &quot;51-67&quot;, &quot;volume&quot;: &quot;2&quot;, &quot;container-title&quot;: &quot;Briefings in bioinformatics&quot;, &quot;issue&quot;: &quot;1&quot;, &quot;id&quot;: &quot;ITEM-1&quot;}}], &quot;properties&quot;: {&quot;noteIndex&quot;: 0}, &quot;schema&quot;: &quot;https://github.com/citation-style-language/schema/raw/master/csl-citation.json&quot;} RNDTy6caSNFk5"/>⁠.</text:p>
      <text:p text:style-name="Standard">To precisely estimate the linear correlation parameters between the heuristic and the standard profile scores we need sequences producing all possible range of scores, from high scoring sequences to the poor scoring ones. Unfortunately at the time of the profile construction only the sequences participating in the seed alignment are known, which by definition are those producing high scores. To overcome this limitation we randomly selected 200 sequences belonging to the original seed alignment for each profile (sequences are re-sampled if their number is inferior to 200). New sequences are generated by artificial mutation of the original selected sequences with various PAM distances (20PAM, 40PAM, 60PAM, 80PAM, 100PAM) and the final 1000 sequences (with identities to the original sequences ranging from ~85% to ~40%) are scored independently with both the standard profile scoring method and the heuristic. A regression line can be calculated and used to map the heuristic cutoffs given the profile cutoffs. We chose to calculate the regression line based on the first 5% quantile of the heuristic score distribution. This has the effect to lower the regression line of the heuristic <text:span text:style-name="T5">vs </text:span><text:span text:style-name="T11">the standard profile scores, resulting in a lowering of the heuristic cutoffs, thus </text:span>ensuring a minimal loss of true positives at the price to recover more false positives. </text:p>
      <text:p text:style-name="Standard">The linear regressions permitts to fix automatically the heuristic-filter cutoffs in ~3/4 of the PROSITE profiles. For the remaining profiles we made some adjustments manually. This is mostly due to special profiles, <text:span text:style-name="T5">e.g.</text:span> profiles with special cutoffs levels, or due to our “pessimistic” cutoffs based on the 5% quantile regression line which in some cases resulted in a poor performance of the heuristic filter by recovering too many false positives. A small number of profiles cannot be used with heuristic: circular profiles, because of their special topology; very short profiles, which are not properly detected by the heuristic; and a small <text:soft-page-break/>number of profiles which need to be rebuild to correct some score anomalies resulting from translations from HMMs without proper rescaling.</text:p>
      <text:p text:style-name="Standard"/>
      <text:h text:style-name="Heading_20_2" text:outline-level="2">Software optimization and performance of the new pfsearch</text:h>
      <text:p text:style-name="Standard"><text:span text:style-name="T1">To exploit the new capabilities of modern multicore processors, the core algorithms of </text:span><text:span text:style-name="T2">pfsearch </text:span><text:span text:style-name="T3">have</text:span><text:span text:style-name="T1"> been rewritten and optimized in C from the original Fortran code: </text:span><text:span text:style-name="T2">xali1</text:span><text:span text:style-name="T1">, responsible to pre-filter the database; </text:span><text:span text:style-name="T2">xalip</text:span><text:span text:style-name="T1">, responsible to detect and score the matches; </text:span><text:span text:style-name="T2">xalit</text:span><text:span text:style-name="T1"> responsible for the construction of the final alignment. The optimization process, which also includes the heuristic-filter algorithm, entirely reformatted the memory structure to allow vectorization and high level assembly code (intrinsic functions) has been used to enforce modern processors instruction set (SSE 4.1 and SSE 4.2), which leads to an acceleration of 2x than the original Fortran code. We also introduced an index of the sequence database to avoid repeated sequence scanning, particularly useful for repeated calls when searching multiple profiles, resulting in a gain of 50sec per search in average of the final search time.</text:span></text:p>
      <text:p text:style-name="Standard"><text:span text:style-name="T1">The obtained acceleration scales up with multithreading, </text:span><text:span text:style-name="T2">e.g.</text:span><text:span text:style-name="T1"> on</text:span> a dual hyperthreaded quad-core machine we measured an average improvement of 10x in speed to search a profile <text:span text:style-name="T5">vs </text:span><text:span text:style-name="T11">a protein database</text:span><text:span text:style-name="T5">.</text:span> By adding the heuristic to pre-filter the sequences in the database we measured a supplementary decrease in execution time of 10x in average, resulting in a 100x speed up in average. This increase in performance is comparable to other modern profile database search algorithms. To search 16,544,936 sequences (5,358,014,649 residues) from UniProtKB, we measured a mean time of 98 sec/profile (median of 73 sec/profile). For 99% of the PROSITE profiles for which we where able to fix an heuristic cutoff, the heuristic-filter was able to recover <text:span text:style-name="T12">³ </text:span><text:span text:style-name="T13">98% of </text:span>true positive matches (92% of them have a recovery of <text:span text:style-name="T12">³ </text:span><text:span text:style-name="T13">99%, worst recovery measured is 92.6%), which was the loss expected by the introduction of an heuristic algorithm. To recover the totality of the true positive sequence the heuristic-filter can be inactivated by the user, therefore the search speed will depends only on the number of CPU cores available.</text:span></text:p>
      <text:p text:style-name="Standard"><text:s text:c="6"/></text:p>
      <text:h text:style-name="Heading_20_2" text:outline-level="2">Availability</text:h>
      <text:p text:style-name="Standard">The source code and binaries of the new <text:span text:style-name="T5">pfsearch</text:span> are available from the ExPASy website: <text:a xlink:type="simple" xlink:href="http://web.expasy.org/pftools">http://web.expasy.org/pftools</text:a>. PROSITE generalized profiles including the heuristic cutoff are also available at the same address. These profiles will be soon integrated in the official PROSITE release.</text:p>
      <text:p text:style-name="Standard">The regression method to fix the heuristic cutoff uses Perl and R scripts. These are available upon request, and soon replaced be a standalone program which will be distributed with the new <text:span text:style-name="T5">pfsearch</text:span><text:span text:style-name="T11"> code.</text:span></text:p>
      <text:p text:style-name="Standard"/>
      <text:h text:style-name="Heading_20_2" text:outline-level="2">Acknowledgments</text:h>
      <text:p text:style-name="Standard">Persons: Philip Bucher, Denis,Beatrice,Christian, other?</text:p>
      <text:p text:style-name="Standard">Grants …</text:p>
      <text:p text:style-name="Standard"/>
      <text:h text:style-name="Heading_20_2" text:outline-level="2"><text:soft-page-break/>References</text:h>
      <text:section text:style-name="Sect1" text:name="ADDIN Mendeley Bibliography CSL_BIBLIOGRAPHY  RNDKFz00WDylc">
        <text:p text:style-name="P2">Altschul,S.F. <text:span text:style-name="T4">et al.</text:span> (1997) Gapped BLAST and PSI-BLAST: a new generation of protein database search programs. <text:span text:style-name="T4">Nucleic acids research</text:span>, <text:span text:style-name="T10">25</text:span>, 3389–402.</text:p>
        <text:p text:style-name="P2">Eddy,S.R. (2011) Accelerated Profile HMM Searches. <text:span text:style-name="T4">PLoS Computational Biology</text:span>, <text:span text:style-name="T10">7</text:span>, e1002195.</text:p>
        <text:p text:style-name="P2">Pagni,M and Jongeneel,C.V. (2001) Making sense of score statistics for sequence alignments. <text:span text:style-name="T4">Briefings in bioinformatics</text:span>, <text:span text:style-name="T10">2</text:span>, 51–67.</text:p>
        <text:p text:style-name="P2">Remmert,M. <text:span text:style-name="T4">et al.</text:span> (2011) HHblits: lightning-fast iterative protein sequence searching by HMM-HMM alignment. <text:span text:style-name="T4">Nature Methods</text:span>, <text:span text:style-name="T10">9</text:span>, 173–5.</text:p>
        <text:p text:style-name="P2">Sigrist,C.J.A. <text:span text:style-name="T4">et al.</text:span> (2010) PROSITE, a protein domain database for functional characterization and annotation. <text:span text:style-name="T4">Nucleic acids research</text:span>, <text:span text:style-name="T10">38</text:span>, D161–6.</text:p>
        <text:p text:style-name="P2">Sigrist,C.J.A. <text:span text:style-name="T4">et al.</text:span> (2002) PROSITE: a documented database using patterns and profiles as motif descriptors. <text:span text:style-name="T4">Briefings in bioinformatics</text:span>, <text:span text:style-name="T10">3</text:span>, 265–74.</text:p>
        <text:p text:style-name="P2">Smith,T.F. and Waterman,M.S. (1981) Identification of common molecular subsequences. <text:span text:style-name="T4">Journal of molecular biology</text:span>, <text:span text:style-name="T10">147</text:span>, 195–7.</text:p>
        <text:p text:style-name="P2">Wurm,Y. <text:span text:style-name="T4">et al.</text:span> (2011) The genome of the fire ant Solenopsis invicta. <text:span text:style-name="T4">Proceedings of the National Academy of Sciences of the United States of America</text:span>, <text:span text:style-name="T10">108</text:span>, 5679–84.</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1pt" fo:language="en" fo:country="US"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2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1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FreeSans2" style:font-size-complex="10pt"/>
    </style:style>
    <style:style style:name="Heading_20_1" style:display-name="Heading 1" style:family="paragraph" style:parent-style-name="Heading" style:next-style-name="Standard" style:default-outline-level="1" style:class="text" style:master-page-name="">
      <style:paragraph-properties fo:margin="100%" fo:margin-left="0cm" fo:margin-right="0cm" fo:margin-top="0cm" fo:margin-bottom="0cm" fo:text-indent="0cm" style:auto-text-indent="false" style:page-number="auto"/>
      <style:text-properties style:font-name="Times New Roman2"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cm" fo:margin-bottom="0cm" fo:text-indent="0cm" style:auto-text-indent="false" style:page-number="auto"/>
      <style:text-properties style:font-name="Times New Roman3" fo:font-size="12pt" fo:font-style="italic" fo:font-weight="bold"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Lorenzo Cerutti</meta:printed-by>
    <meta:print-date>2012-10-03T16:21:34</meta:print-date>
    <meta:generator>LibreOffice/3.5$Linux_x86 LibreOffice_project/350m1$Build-2</meta:generator>
    <dc:date>2012-10-08T10:13:54</dc:date>
    <dc:creator>Lorenzo Cerutti</dc:creator>
    <meta:editing-duration>PT11H3M18S</meta:editing-duration>
    <meta:editing-cycles>24</meta:editing-cycles>
    <meta:document-statistic meta:table-count="0" meta:image-count="2" meta:object-count="0" meta:page-count="4" meta:paragraph-count="34" meta:word-count="1541" meta:character-count="10050" meta:non-whitespace-character-count="8532"/>
    <meta:user-defined meta:name="Mendeley Citation Style_1">http://www.zotero.org/styles/bioinformatics</meta:user-defined>
    <meta:user-defined meta:name="Mendeley Document_1">True</meta:user-defined>
    <meta:user-defined meta:name="Mendeley User Name_1">lorenzo.cerutti@gmail.com@www.mendeley.com</meta:user-defined>
  </office:meta>
</office:document-meta>
</file>